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-University 2012 5 G "The Beautiful Road" Solution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16T08:27:33" text:fixed="true">2012-09-16</text:date></text:p>
      <text:p text:style-name="Standard">題目鏈接：</text:p>
      <text:h text:style-name="Heading_20_2" text:outline-level="2">題目大意</text:h>
      <text:p text:style-name="Standard"><text:tab/>給出一個長度爲N(N&lt;=800)的由'R','G','?'組成的字符串S，問存在有1&lt;=i,j&lt;=N使得S[ i ] = 'R',S[ j ]='R',S[ i + j ] = 'G'且i+j爲偶數的個數，其中‘？’可以變成‘R’或者‘G’。</text:p>
      <text:h text:style-name="Heading_20_2" text:outline-level="2">算法分析</text:h>
      <text:p text:style-name="Standard"><text:tab/>因爲正向不重複構造合法情況的複雜度比較高，可以考慮統計不合法的情況。如果所有的R的位置間隔爲偶數，那麼必然是一個不合法的情況。所以從某個是‘R’或者‘？’的位置開始枚舉放置偶數長度間隔的R，如果串中所有的R恰好能夠被放置完，那麼一定是一個不合法的情況，否則則一定存在有合法情況（可以簡單證明之）。另外如果有只有一個R或者全是"?"的情況，那麼還要加上全部爲‘G’的情況，反之如果全部爲‘R‘那麼也要加上一個情況。</text:p>
      <text:p text:style-name="Standard"><text:tab/>然後用總數(2^m,m爲‘?’的個數)減去構造出來的所有不合法的情況就可以了。</text:p>
      <text:h text:style-name="Heading_20_2" text:outline-level="2"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 <text:s/></text:p>
            <text:p text:style-name="Table_20_Contents"><text:s text:c="2"/>2012-09-16</text:p>
            <text:p text:style-name="Table_20_Contents"><text:s text:c="2"/>gestapolur</text:p>
            <text:p text:style-name="Table_20_Contents"><text:s text:c="2"/>ACCEPTED</text:p>
            <text:p text:style-name="Table_20_Contents">*/</text:p>
            <text:p text:style-name="Table_20_Contents">#include&lt;iostream&gt;</text:p>
            <text:p text:style-name="Table_20_Contents">#include&lt;cstring&gt;</text:p>
            <text:p text:style-name="Table_20_Contents">#define MAXN 802</text:p>
            <text:p text:style-name="Table_20_Contents">#define MOD 1000000007</text:p>
            <text:p text:style-name="Table_20_Contents">using std::cin;</text:p>
            <text:p text:style-name="Table_20_Contents">using std::cout;</text:p>
            <text:p text:style-name="Table_20_Contents"/>
            <text:p text:style-name="Table_20_Contents">bool sync_with_stdio( bool sync = false );</text:p>
            <text:p text:style-name="Table_20_Contents"/>
            <text:p text:style-name="Table_20_Contents">long long n , tot;</text:p>
            <text:p text:style-name="Table_20_Contents">long long cnt , tcnt;</text:p>
            <text:p text:style-name="Table_20_Contents">char s[ MAXN ];</text:p>
            <text:p text:style-name="Table_20_Contents"/>
            <text:p text:style-name="Table_20_Contents">void count()</text:p>
            <text:p text:style-name="Table_20_Contents">{</text:p>
            <text:p text:style-name="Table_20_Contents"><text:s text:c="2"/>long long i , j , dist , tr , rcnt;//rcnt - mount of R</text:p>
            <text:p text:style-name="Table_20_Contents"><text:s text:c="2"/>n = strlen( s );</text:p>
            <text:p text:style-name="Table_20_Contents"><text:s text:c="2"/>cnt = 0;</text:p>
            <text:p text:style-name="Table_20_Contents"><text:soft-page-break/><text:s text:c="2"/>rcnt = 0;</text:p>
            <text:p text:style-name="Table_20_Contents"/>
            <text:p text:style-name="Table_20_Contents"><text:s text:c="2"/>for( i = 0 ; i &lt; n ; ++ i )</text:p>
            <text:p text:style-name="Table_20_Contents"><text:s text:c="4"/>s[ i ] == 'R' ? ++ rcnt : rcnt;</text:p>
            <text:p text:style-name="Table_20_Contents"><text:s text:c="2"/>for( i = 0 ; i &lt; n ; ++ i )</text:p>
            <text:p text:style-name="Table_20_Contents"><text:s text:c="4"/>if( s[ i ] not_eq 'G' )</text:p>
            <text:p text:style-name="Table_20_Contents"><text:s text:c="6"/>{</text:p>
            <text:p text:style-name="Table_20_Contents"><text:tab/>for( dist = 1 ; i + dist &lt; n ; dist += 2 )</text:p>
            <text:p text:style-name="Table_20_Contents"><text:tab/> <text:s/>for( j = i + dist , tr = ( s[ i ] == 'R' ? 1 : 0 ) ; j &lt; n ; j += dist )</text:p>
            <text:p text:style-name="Table_20_Contents"><text:tab/> <text:s text:c="3"/>{</text:p>
            <text:p text:style-name="Table_20_Contents"><text:tab/> <text:s text:c="5"/>s[ j ] == 'R' ? ++ tr : tr ;</text:p>
            <text:p text:style-name="Table_20_Contents"><text:tab/> <text:s text:c="5"/>if( s[ j ] == 'G' ) break;</text:p>
            <text:p text:style-name="Table_20_Contents"><text:tab/> <text:s text:c="5"/>( tr == rcnt ) ? ( cnt = ( cnt + 1 ) % MOD ) : cnt;</text:p>
            <text:p text:style-name="Table_20_Contents"><text:tab/> <text:s text:c="3"/>}</text:p>
            <text:p text:style-name="Table_20_Contents"><text:tab/>if( not rcnt or ( rcnt == 1 and s[ i ] == 'R' ) ) cnt = ( cnt + 1 ) % MOD;//all ??? or one R</text:p>
            <text:p text:style-name="Table_20_Contents"><text:s text:c="6"/>}</text:p>
            <text:p text:style-name="Table_20_Contents"><text:s text:c="2"/>rcnt == 0 ? ++ cnt : cnt;//GGGGGG....</text:p>
            <text:p text:style-name="Table_20_Contents"><text:s text:c="2"/>tcnt = 1;</text:p>
            <text:p text:style-name="Table_20_Contents"><text:s text:c="2"/>for( i = 0 ; i &lt; n ; ++ i )</text:p>
            <text:p text:style-name="Table_20_Contents"><text:s text:c="4"/>s[ i ] == '?' ? ( tcnt = ( tcnt &lt;&lt; 1 ) % MOD ) : tcnt;</text:p>
            <text:p text:style-name="Table_20_Contents"><text:s text:c="2"/>tcnt = ( tcnt - cnt ) % MOD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cin&gt;&gt;tot;</text:p>
            <text:p text:style-name="Table_20_Contents"><text:s text:c="2"/>while( tot -- )</text:p>
            <text:p text:style-name="Table_20_Contents"><text:s text:c="4"/>{</text:p>
            <text:p text:style-name="Table_20_Contents"><text:s text:c="6"/>cin&gt;&gt;s;</text:p>
            <text:p text:style-name="Table_20_Contents"><text:s text:c="6"/>count();</text:p>
            <text:p text:style-name="Table_20_Contents"><text:s text:c="6"/>cout&lt;&lt;tcnt&lt;&lt;"\n"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16T09:24:13</dc:date>
    <dc:creator>csuacm </dc:creator>
    <meta:editing-duration>PT1H1M22S</meta:editing-duration>
    <meta:editing-cycles>18</meta:editing-cycles>
    <meta:generator>LibreOffice/3.5$Linux_x86 LibreOffice_project/350m1$Build-2</meta:generator>
    <meta:document-statistic meta:table-count="1" meta:image-count="0" meta:object-count="0" meta:page-count="2" meta:paragraph-count="64" meta:word-count="364" meta:character-count="1638" meta:non-whitespace-character-count="1306"/>
  </office:meta>
</office:document-meta>
</file>